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10.29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798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29cm" fo:min-width="5.469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326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3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pt" fo:font-weight="normal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.5pt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795cm" svg:height="5.842cm" svg:x="8.874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)</text:span><text:span text:style-name="T6"> : TicTacToeGame</text:span></text:p>
          <text:p text:style-name="P2"><text:span text:style-name="T3">+</text:span><text:span text:style-name="T4">startMultiplayerGame(playerName)</text:span><text:span text:style-name="T3"> : TicTacToeGame</text:span></text:p>
          <text:p text:style-name="P2"><text:span text:style-name="T3">+</text:span><text:span text:style-name="T4">spectate(gameId)</text:span><text:span text:style-name="T3"> : TicTacToeGame</text:span></text:p>
          <text:p text:style-name="P2"><text:span text:style-name="T3">+</text:span><text:span text:style-name="T4">check(TicTacToeBoard state, TTTMove move)</text:span><text:span text:style-name="T3">: TTTResult</text:span></text:p>
          <text:p text:style-name="P2"><text:span text:style-name="T3">+</text:span><text:span text:style-name="T4">isFinalState(TicTacToeBoard state)</text:span><text:span text:style-name="T3"> : boolean</text:span></text:p>
          <text:p text:style-name="P2"><text:span text:style-name="T3">+getHistory(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8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getGameId: int</text:span></text:p>
          <text:p text:style-name="P2"><text:span text:style-name="T6">+get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INVITE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71cm" svg:y1="17.891cm" svg:x2="11.431cm" svg:y2="16.336cm" draw:start-shape="id1" draw:start-glue-point="0" draw:end-shape="id2" draw:end-glue-point="2" svg:d="M14271 17891v-778h-2840v-777" svg:viewBox="0 0 2841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9">TTTMove</text:span></text:p>
          <text:p text:style-name="P2"><text:span text:style-name="T10">+timestamp: long</text:span></text:p>
          <text:p text:style-name="P2"><text:span text:style-name="T10">+subject: TTTPlayer</text:span></text:p>
          <text:p text:style-name="P2"><text:span text:style-name="T10">+verb: {PlacePiece}</text:span></text:p>
          <text:p text:style-name="P2"><text:span text:style-name="T10">+object: TTTPiece</text:span></text:p>
          <text:p text:style-name="P2"><text:span text:style-name="T10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271cm" svg:y1="23.733cm" svg:x2="17.228cm" svg:y2="25.384cm" draw:start-shape="id1" draw:start-glue-point="2" draw:end-shape="id4" svg:d="M14271 23733v826h2957v825" svg:viewBox="0 0 2958 1652">
          <text:p/>
        </draw:connector>
        <draw:connector draw:style-name="gr8" draw:text-style-name="P5" draw:layer="layout" svg:x1="14.271cm" svg:y1="23.733cm" svg:x2="12.493cm" svg:y2="25.384cm" draw:start-shape="id1" draw:start-glue-point="2" draw:end-shape="id5" draw:end-glue-point="0" svg:d="M14271 23733v826h-1778v825" svg:viewBox="0 0 1779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9">TicTacToeBoard</text:span></text:p>
          <text:p text:style-name="P1"><text:span text:style-name="T10"/></text:p>
          <text:p text:style-name="P2"><text:span text:style-name="T10">-slots:TTTPiece[ ][ ]</text:span></text:p>
          <text:p text:style-name="P2"><text:span text:style-name="T10">+getSlot(Vec2D pos): TTTPiece</text:span></text:p>
          <text:p text:style-name="P2"><text:span text:style-name="T10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74cm" svg:y1="20.812cm" svg:x2="7.604cm" svg:y2="25.384cm" draw:start-shape="id1" draw:start-glue-point="3" draw:end-shape="id6" draw:end-glue-point="0" svg:d="M8874 20812h-1270v4572" svg:viewBox="0 0 1271 4573">
          <text:p text:style-name="P1"><text:span text:style-name="T11">1:1</text:span></text:p>
        </draw:connector>
        <draw:custom-shape draw:style-name="gr11" draw:text-style-name="P9" xml:id="id8" draw:id="id8" draw:layer="layout" svg:width="5.969cm" svg:height="3.048cm" svg:x="1.635cm" svg:y="11.033cm">
          <text:p text:style-name="P1"><text:span text:style-name="T12">&lt;&lt;interface&gt;&gt;</text:span></text:p>
          <text:p text:style-name="P1"><text:span text:style-name="T12"/></text:p>
          <text:p text:style-name="P1"><text:span text:style-name="T9">Player</text:span></text:p>
          <text:p text:style-name="P1"><text:span text:style-name="T12"/></text:p>
          <text:p text:style-name="P2"><text:span text:style-name="T12">+getPlayerName(): String</text:span></text:p>
          <text:p text:style-name="P2"><text:span text:style-name="T12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.969cm" svg:height="2.54cm" svg:x="1.635cm" svg:y="14.917cm">
          <text:p text:style-name="P1"><text:span text:style-name="T12">&lt;&lt;interface&gt;&gt;</text:span></text:p>
          <text:p text:style-name="P1"><text:span text:style-name="T9">TTTPlayer</text:span></text:p>
          <text:p text:style-name="P1"><text:span text:style-name="T12"/></text:p>
          <text:p text:style-name="P2"><text:span text:style-name="T12">+setPiece(TTTPiece) 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4.619cm" svg:y1="14.917cm" svg:x2="4.619cm" svg:y2="14.081cm" draw:start-shape="id7" draw:start-glue-point="0" draw:end-shape="id8" draw:end-glue-point="2" svg:d="M4619 14917v-836" svg:viewBox="0 0 1 837">
          <text:p/>
        </draw:connector>
        <draw:frame draw:style-name="gr14" draw:text-style-name="P10" draw:layer="layout" svg:width="17.78cm" svg:height="0.762cm" svg:x="1.635cm" svg:y="1.127cm">
          <draw:text-box>
            <text:p text:style-name="P1"><text:span text:style-name="T11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9">Room</text:span></text:p>
          <text:p text:style-name="P1"><text:span text:style-name="T12"/></text:p>
          <text:p text:style-name="P2"><text:span text:style-name="T12">+getRoomId() : int</text:span></text:p>
          <text:p text:style-name="P2"><text:span text:style-name="T12">+getName() : String</text:span></text:p>
          <text:p text:style-name="P2"><text:span text:style-name="T12">+close() </text:span></text:p>
          <text:p text:style-name="P2"><text:span text:style-name="T12">+setAllowedGames( GameType[ ] )</text:span></text:p>
          <text:p text:style-name="P2"><text:span text:style-name="T12">+getMembers() : Player[ ]</text:span></text:p>
          <text:p text:style-name="P2"><text:span text:style-name="T13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3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0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4h-1737v1524" svg:viewBox="0 0 1738 4319">
          <text:p/>
        </draw:connector>
        <draw:custom-shape draw:style-name="gr17" draw:text-style-name="P9" xml:id="id10" draw:id="id10" draw:layer="layout" svg:width="4.572cm" svg:height="2.413cm" svg:x="1.439cm" svg:y="18.804cm">
          <text:p text:style-name="P1"><text:span text:style-name="T9">HumanTTTPlayer</text:span></text:p>
          <text:p text:style-name="P1"><text:span text:style-name="T12"/></text:p>
          <text:p text:style-name="P2"><text:span text:style-name="T12">+</text:span><text:span text:style-name="T14">createHumanPlayer()</text:span><text:span text:style-name="T12"> </text:span></text:p>
          <text:p text:style-name="P2"><text:span text:style-name="T12">+setPlayerName(String)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3.725cm" svg:y1="18.804cm" svg:x2="4.619cm" svg:y2="17.457cm" draw:start-shape="id10" draw:start-glue-point="0" draw:end-shape="id7" draw:end-glue-point="2" svg:d="M3725 18804v-674h894v-673" svg:viewBox="0 0 895 1348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9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826cm" svg:height="2.159cm" svg:x="1.889cm" svg:y="21.574cm">
          <text:p text:style-name="P1"><text:span text:style-name="T9">TTTBot</text:span></text:p>
          <text:p text:style-name="P1"><text:span text:style-name="T12"/></text:p>
          <text:p text:style-name="P2"><text:span text:style-name="T12">+</text:span><text:span text:style-name="T14">createBot(algorithm</text:span><text:span text:style-name="T12">) </text:span></text:p>
          <text:p text:style-name="P2"><text:span text:style-name="T12">+decideMove(): TTTMove</text:span></text:p>
          <text:p text:style-name="P2"><text:span text:style-name="T12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cm -1.079cm" svg:x1="6.715cm" svg:y1="22.653cm" svg:x2="4.619cm" svg:y2="17.457cm" draw:start-shape="id12" draw:start-glue-point="1" draw:end-shape="id7" draw:end-glue-point="2" svg:d="M6715 22653h501v-4217h-2597v-979" svg:viewBox="0 0 2598 5197">
          <text:p/>
        </draw:connector>
        <draw:connector draw:style-name="gr22" draw:text-style-name="P8" draw:layer="layout" svg:x1="8.51cm" svg:y1="14.18cm" svg:x2="7.604cm" svg:y2="12.557cm" draw:start-shape="id2" draw:start-glue-point="3" draw:end-shape="id8" draw:end-glue-point="1" svg:d="M8510 14180h-453v-1623h-453" svg:viewBox="0 0 907 1624">
          <text:p text:style-name="P1"><text:span text:style-name="T11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9">GameType</text:span></text:p>
          <text:p text:style-name="P1"><text:span text:style-name="T12"/></text:p>
          <text:p text:style-name="P2"><text:span text:style-name="T12">+getGameTypeId() : int</text:span></text:p>
          <text:p text:style-name="P2"><text:span text:style-name="T12">+getName() : String</text:span></text:p>
          <text:p text:style-name="P2"><text:span text:style-name="T12">+getPlayerMin():int</text:span></text:p>
          <text:p text:style-name="P2"><text:span text:style-name="T12">+getPlayerMax():int</text:span></text:p>
          <text:p text:style-name="P2"><text:span text:style-name="T12">+getDimensions():Vec2D</text:span></text:p>
          <text:p text:style-name="P2"><text:span text:style-name="T12">+getBriefInstruction():HTML</text:span></text:p>
          <text:p text:style-name="P2"><text:span text:style-name="T12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1" draw:layer="layout" draw:line-skew="-5.658cm 0.399cm" svg:x1="14.352cm" svg:y1="14.18cm" svg:x2="17.562cm" svg:y2="12.5cm" draw:start-shape="id2" draw:start-glue-point="1" draw:end-shape="id13" draw:end-glue-point="0" svg:d="M14352 14180h491v-2258h2719v578" svg:viewBox="0 0 3211 2259">
          <text:p/>
        </draw:connector>
        <draw:frame draw:style-name="gr25" draw:text-style-name="P12" draw:layer="layout" svg:width="1.399cm" svg:height="0.669cm" svg:x="15.605cm" svg:y="11.888cm">
          <draw:text-box>
            <text:p><text:span text:style-name="T10">n: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7T18:19:25.449179000</dc:date>
    <meta:editing-duration>PT11H15M23S</meta:editing-duration>
    <meta:editing-cycles>20</meta:editing-cycles>
    <meta:generator>LibreOffice/5.0.3.2$MacOSX_X86_64 LibreOffice_project/e5f16313668ac592c1bfb310f4390624e3dbfb75</meta:generator>
    <meta:document-statistic meta:object-count="29"/>
  </office:meta>
</office:document-meta>
</file>